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Oxygen, Oxygen-Sans, Ubuntu, Cantarell, 'Fira Sans', 'Droid Sans', 'Helvetica Neue', 'Source Sans Pro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5de86b" officeooo:paragraph-rsid="005de86b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66d917" officeooo:paragraph-rsid="0066d917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67918c" officeooo:paragraph-rsid="0067918c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6955e5" officeooo:paragraph-rsid="006955e5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6b8f2c" officeooo:paragraph-rsid="006b8f2c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6bde08" officeooo:paragraph-rsid="006bde08"/>
    </style:style>
    <style:style style:name="P9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5de86b"/>
    </style:style>
    <style:style style:name="P10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61ee3a"/>
    </style:style>
    <style:style style:name="P11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12" style:family="paragraph" style:parent-style-name="Standard">
      <style:paragraph-properties fo:margin-left="4.001cm" fo:margin-right="0cm" fo:text-indent="0cm" style:auto-text-indent="false"/>
      <style:text-properties officeooo:rsid="00643ece" officeooo:paragraph-rsid="00643ece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officeooo:rsid="0066d917" officeooo:paragraph-rsid="0066d917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officeooo:rsid="0067918c" officeooo:paragraph-rsid="0067918c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officeooo:rsid="0069a6e0" officeooo:paragraph-rsid="0069a6e0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officeooo:rsid="006e148a" officeooo:paragraph-rsid="006e148a"/>
    </style:style>
    <style:style style:name="P17" style:family="paragraph" style:parent-style-name="Standard">
      <style:paragraph-properties fo:margin-left="4.001cm" fo:margin-right="0cm" fo:text-indent="0cm" style:auto-text-indent="false"/>
      <style:text-properties officeooo:rsid="006e5cfe" officeooo:paragraph-rsid="006e5cfe"/>
    </style:style>
    <style:style style:name="P18" style:family="paragraph" style:parent-style-name="Standard" style:list-style-name="L1">
      <style:text-properties officeooo:rsid="001e908d" officeooo:paragraph-rsid="001e908d"/>
    </style:style>
    <style:style style:name="P19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officeooo:rsid="006fc38d" officeooo:paragraph-rsid="006fc38d"/>
    </style:style>
    <style:style style:name="T1" style:family="text">
      <style:text-properties officeooo:rsid="005e0632"/>
    </style:style>
    <style:style style:name="T2" style:family="text">
      <style:text-properties officeooo:rsid="0061ee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ee3a" style:font-weight-asian="bold" style:font-weight-complex="bold"/>
    </style:style>
    <style:style style:name="T5" style:family="text">
      <style:text-properties officeooo:rsid="006303ff"/>
    </style:style>
    <style:style style:name="T6" style:family="text">
      <style:text-properties officeooo:rsid="00643ec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e0632" fo:background-color="#ffff00" loext:char-shading-value="0"/>
    </style:style>
    <style:style style:name="T9" style:family="text">
      <style:text-properties officeooo:rsid="0065c4a9" fo:background-color="#ffff00" loext:char-shading-value="0"/>
    </style:style>
    <style:style style:name="T10" style:family="text">
      <style:text-properties officeooo:rsid="0066d917" fo:background-color="#ffff00" loext:char-shading-value="0"/>
    </style:style>
    <style:style style:name="T11" style:family="text">
      <style:text-properties officeooo:rsid="006eff3e" fo:background-color="#ffff00" loext:char-shading-value="0"/>
    </style:style>
    <style:style style:name="T12" style:family="text">
      <style:text-properties officeooo:rsid="005e0632" fo:background-color="transparent" loext:char-shading-value="0"/>
    </style:style>
    <style:style style:name="T13" style:family="text">
      <style:text-properties officeooo:rsid="0065c4a9"/>
    </style:style>
    <style:style style:name="T14" style:family="text">
      <style:text-properties officeooo:rsid="0066d917"/>
    </style:style>
    <style:style style:name="T15" style:family="text">
      <style:text-properties officeooo:rsid="006955e5"/>
    </style:style>
    <style:style style:name="T16" style:family="text">
      <style:text-properties officeooo:rsid="006e14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3052036514" text:style-name="L1">
        <text:list-item>
          <text:p text:style-name="P18">memo</text:p>
        </text:list-item>
      </text:list>
      <text:p text:style-name="P3"/>
      <text:p text:style-name="P1"/>
      <text:p text:style-name="P2"><text:span text:style-name="T3">Ncore</text:span>: number density of neutron.</text:p>
      <text:p text:style-name="P9">= Numbers/Vol</text:p>
      <text:p text:style-name="P9"/>
      <text:p text:style-name="P10"><text:span text:style-name="T4">N0</text:span><text:span text:style-name="T2">, </text:span>U235: N<text:span text:style-name="T6">neutron</text:span>=143, 9.48*10^20 <text:span text:style-name="T5">[</text:span>atoms / cm3<text:span text:style-name="T5">]</text:span> </text:p>
      <text:p text:style-name="P10">→ <text:span text:style-name="T12">(143*9.48*10^20)</text:span><text:span text:style-name="T1"> </text:span><text:span text:style-name="T5">[</text:span><text:span text:style-name="T1">neutrons / cm3</text:span><text:span text:style-name="T5">]</text:span><text:span text:style-name="T1"> = </text:span><text:span text:style-name="T8">(143*9.48*10^20)*10^6</text:span><text:span text:style-name="T1"> </text:span><text:span text:style-name="T5">[</text:span><text:span text:style-name="T1">neutrons / m3</text:span><text:span text:style-name="T5">]</text:span></text:p>
      <text:p text:style-name="P11"><text:a xlink:type="simple" xlink:href="https://www.nuclear-power.com/nuclear-power/reactor-physics/nuclear-engineering-fundamentals/neutron-nuclear-reactions/atomic-number-density/" text:style-name="Internet_20_link" text:visited-style-name="Visited_20_Internet_20_Link">https://www.nuclear-power.com/nuclear-power/reactor-physics/nuclear-engineering-fundamentals/neutron-nuclear-reactions/atomic-number-density/</text:a></text:p>
      <text:p text:style-name="P11"><text:a xlink:type="simple" xlink:href="https://en.wikipedia.org/wiki/Uranium-235" text:style-name="Internet_20_link" text:visited-style-name="Visited_20_Internet_20_Link">https://en.wikipedia.org/wiki/Uranium-235</text:a></text:p>
      <text:p text:style-name="P11"/>
      <text:p text:style-name="P8">n: number density of nuclear <text:span text:style-name="T16">= (mass number)/(4/3*pi*R^3)</text:span></text:p>
      <text:p text:style-name="P16">R= 1.25 [fm] = 1.25*10^(-15) [m]</text:p>
      <text:p text:style-name="P17">mass number, U235= 235</text:p>
      <text:p text:style-name="P17">n= <text:span text:style-name="T7">235/(4/3*pi*(1.25*10^(-15))^3)</text:span></text:p>
      <text:p text:style-name="P11"/>
      <text:p text:style-name="P11"><text:a xlink:type="simple" xlink:href="https://en.wikipedia.org/wiki/Nuclear_density" text:style-name="Internet_20_link" text:visited-style-name="Visited_20_Internet_20_Link">https://en.wikipedia.org/wiki/Nuclear_density</text:a></text:p>
      <text:p text:style-name="P11"/>
      <text:p text:style-name="P11"/>
      <text:p text:style-name="P20">molecular weight of U235 = 235.04393 </text:p>
      <text:p text:style-name="P11"><text:a xlink:type="simple" xlink:href="https://pubchem.ncbi.nlm.nih.gov/compound/Uranium-235" text:style-name="Internet_20_link" text:visited-style-name="Visited_20_Internet_20_Link">https://pubchem.ncbi.nlm.nih.gov/compound/Uranium-235</text:a></text:p>
      <text:p text:style-name="P11"/>
      <text:p text:style-name="P11"/>
      <text:p text:style-name="P11"/>
      <text:p text:style-name="P2"><text:span text:style-name="T3">sigmaF</text:span>: fission cross-section of fissile material.</text:p>
      <text:p text:style-name="P12">U235, 1 [MeV]: <text:span text:style-name="T14">1.199</text:span><text:span text:style-name="T13"> [Barns] = </text:span><text:span text:style-name="T9">(</text:span><text:span text:style-name="T10">1</text:span><text:span text:style-name="T9">.</text:span><text:span text:style-name="T10">199</text:span><text:span text:style-name="T9">*10^(-28))</text:span><text:span text:style-name="T13"> [m2] </text:span></text:p>
      <text:p text:style-name="P9"/>
      <text:p text:style-name="P4">sigmaEl: elastic-scattering cross section of fissile material.</text:p>
      <text:p text:style-name="P13">U235, 1 [MeV]: 3.650 [Barns] = <text:span text:style-name="T7">(3.650*10^(-28))</text:span> [m2] </text:p>
      <text:p text:style-name="P9"/>
      <text:p text:style-name="P2"/>
      <text:p text:style-name="P5">vNeutron: average speed of neutron</text:p>
      <text:p text:style-name="P14"><text:span text:style-name="T15">emitted by fission</text:span>: 1.4x10^9 [cm/sec] = <text:span text:style-name="T7">1.4x10^7</text:span> [m/sec]</text:p>
      <text:p text:style-name="P2"/>
      <text:p text:style-name="P6">nu: number of neutrons emitted per fission</text:p>
      <text:p text:style-name="P15"><text:span text:style-name="T7">2.4</text:span><text:span text:style-name="T11">3</text:span> [neutrons]</text:p>
      <text:p text:style-name="P15"><text:a xlink:type="simple" xlink:href="https://www.nuclear-power.com/nuclear-power-plant/nuclear-fuel/uranium/uranium-235/uranium-235-fission/" text:style-name="Internet_20_link" text:visited-style-name="Visited_20_Internet_20_Link">https://www.nuclear-power.com/nuclear-power-plant/nuclear-fuel/uranium/uranium-235/uranium-235-fission/</text:a></text:p>
      <text:p text:style-name="P15"/>
      <text:p text:style-name="P15"><text:a xlink:type="simple" xlink:href="https://en.wikipedia.org/wiki/Nuclear_chain_reaction" text:style-name="Internet_20_link" text:visited-style-name="Visited_20_Internet_20_Link">https://en.wikipedia.org/wiki/Nuclear_chain_reaction</text:a></text:p>
      <text:p text:style-name="P15"/>
      <text:p text:style-name="P2"/>
      <text:p text:style-name="P7">dCore: critical radius</text:p>
      <text:p text:style-name="P6"/>
      <text:p text:style-name="P2"/>
      <text:p text:style-name="P1"><text:a xlink:type="simple" xlink:href="https://nuclearweaponarchive.org/Nwfaq/Nfaq4-1.html" text:style-name="Internet_20_link" text:visited-style-name="Visited_20_Internet_20_Link">https://nuclearweaponarchive.org/Nwfaq/Nfaq4-1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Oxygen, Oxygen-Sans, Ubuntu, Cantarell, 'Fira Sans', 'Droid Sans', 'Helvetica Neue', 'Source Sans Pro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6T23:02:27.132000000</dc:date>
    <meta:editing-duration>P6DT11H19M20S</meta:editing-duration>
    <meta:editing-cycles>6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6" meta:word-count="113" meta:character-count="1230" meta:non-whitespace-character-count="1140"/>
  </office:meta>
</office:document-meta>
</file>